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fo:language="es" fo:country="ES" fo:font-weight="bold" officeooo:rsid="00186d1c" officeooo:paragraph-rsid="00186d1c" style:font-size-asian="20pt" style:font-weight-asian="bold" style:font-size-complex="20pt" style:font-weight-complex="bold"/>
    </style:style>
    <style:style style:name="P2" style:family="paragraph" style:parent-style-name="Standard" style:list-style-name="L1">
      <style:text-properties fo:font-size="16pt" fo:language="es" fo:country="ES" fo:font-weight="normal" officeooo:rsid="00186d1c" officeooo:paragraph-rsid="00186d1c" style:font-size-asian="16pt" style:font-weight-asian="normal" style:font-size-complex="16pt" style:font-weight-complex="normal"/>
    </style:style>
    <style:style style:name="P3" style:family="paragraph" style:parent-style-name="Standard" style:list-style-name="L1">
      <style:text-properties fo:font-size="16pt" fo:language="es" fo:country="ES" fo:font-weight="normal" officeooo:rsid="001a0b10" officeooo:paragraph-rsid="001a7647" style:font-size-asian="16pt" style:font-weight-asian="normal" style:font-size-complex="16pt" style:font-weight-complex="normal"/>
    </style:style>
    <style:style style:name="P4" style:family="paragraph" style:parent-style-name="Standard" style:list-style-name="L1">
      <style:text-properties fo:font-size="16pt" fo:language="es" fo:country="ES" fo:font-weight="normal" officeooo:rsid="001a0b10" officeooo:paragraph-rsid="001a0b10" style:font-size-asian="16pt" style:font-weight-asian="normal" style:font-size-complex="16pt" style:font-weight-complex="normal"/>
    </style:style>
    <style:style style:name="P5" style:family="paragraph" style:parent-style-name="Standard" style:list-style-name="L1">
      <style:text-properties fo:font-size="16pt" fo:language="es" fo:country="ES" fo:font-weight="normal" officeooo:rsid="001a7647" officeooo:paragraph-rsid="001a7647" style:font-size-asian="16pt" style:font-weight-asian="normal" style:font-size-complex="16pt" style:font-weight-complex="normal"/>
    </style:style>
    <style:style style:name="P6" style:family="paragraph" style:parent-style-name="Standard" style:list-style-name="L1">
      <style:text-properties fo:font-size="16pt" fo:language="es" fo:country="ES" fo:font-weight="normal" officeooo:rsid="001a76ac" officeooo:paragraph-rsid="001a76ac" style:font-size-asian="16pt" style:font-weight-asian="normal" style:font-size-complex="16pt" style:font-weight-complex="normal"/>
    </style:style>
    <style:style style:name="P7" style:family="paragraph" style:parent-style-name="Standard" style:list-style-name="L1">
      <style:text-properties fo:font-size="16pt" fo:language="es" fo:country="ES" fo:font-weight="normal" officeooo:rsid="001bdfa3" officeooo:paragraph-rsid="001bdfa3" style:font-size-asian="16pt" style:font-weight-asian="normal" style:font-size-complex="16pt" style:font-weight-complex="normal"/>
    </style:style>
    <style:style style:name="T1" style:family="text">
      <style:text-properties officeooo:rsid="001a7647"/>
    </style:style>
    <style:style style:name="T2" style:family="text">
      <style:text-properties officeooo:rsid="001a76ac"/>
    </style:style>
    <style:style style:name="T3" style:family="text">
      <style:text-properties officeooo:rsid="001bdfa3"/>
    </style:style>
    <style:style style:name="T4" style:family="text">
      <style:text-properties officeooo:rsid="001d2b67"/>
    </style:style>
    <style:style style:name="T5" style:family="text">
      <style:text-properties fo:font-weight="bold" style:font-weight-asian="bold" style:font-weight-complex="bold"/>
    </style:style>
    <style:style style:name="T6" style:family="text">
      <style:text-properties fo:font-weight="bold" officeooo:rsid="001d4f0d" style:font-weight-asian="bold" style:font-weight-complex="bold"/>
    </style:style>
    <style:style style:name="T7" style:family="text">
      <style:text-properties fo:font-weight="bold" officeooo:rsid="001a7647" style:font-weight-asian="bold" style:font-weight-complex="bold"/>
    </style:style>
    <style:style style:name="T8" style:family="text">
      <style:text-properties fo:font-weight="bold" officeooo:rsid="001a76ac" style:font-weight-asian="bold" style:font-weight-complex="bold"/>
    </style:style>
    <style:style style:name="T9" style:family="text">
      <style:text-properties fo:font-weight="bold" officeooo:rsid="001bdfa3" style:font-weight-asian="bold" style:font-weight-complex="bold"/>
    </style:style>
    <style:style style:name="T10" style:family="text">
      <style:text-properties fo:font-weight="bold" officeooo:rsid="001d2b67" style:font-weight-asian="bold" style:font-weight-complex="bold"/>
    </style:style>
    <style:style style:name="T11" style:family="text">
      <style:text-properties officeooo:rsid="002b2d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sas a discutir:</text:p>
      <text:list xml:id="list727993430" text:style-name="L1">
        <text:list-item>
          <text:p text:style-name="P2"><text:span text:style-name="T5">Donde almacenar el proyecto, github</text:span><text:span text:style-name="T6">(repositorio en el de GUL? Otro? Nuevo?)</text:span><text:span text:style-name="T5">, trello, </text:span><text:span text:style-name="T7">otros?</text:span><text:span text:style-name="T1"> Se ha decidido almacenar el proyecto en github, y crear una página de trello en la que se vaya actualizando el progreso del proyecto.</text:span></text:p>
        </text:list-item>
        <text:list-item>
          <text:p text:style-name="P3"><text:span text:style-name="T5">Como vamos a hacer el proyecto, </text:span><text:span text:style-name="T7">dividir el trabajo?, todos a la vez?, por nuestra cuenta y quedar(creo que no es recomendable por que es importante la comunicación), quedar cada cuando?, donde?</text:span><text:span text:style-name="T1"> Se va a dividir el trabajo, pero en un principio los que no tengan muy claro que hacer, o quieran aprender un poco de todo pueden participar en todas las reuniones. Se va a quedar según sea necesario, si no se puede físicamente, se puede quedar online para solucionar dudas, o hacer algo conjuntamente. Se puede quedar tanto en el despacho de la asociacion como en otro sitio, si se requiere el espacio de la asociacion habra que avisar primero por el grupo de telegram de la asociacion para ver quien va a abrir...etc.</text:span></text:p>
        </text:list-item>
        <text:list-item>
          <text:p text:style-name="P4"><text:span text:style-name="T5">Donde vamos a hacer el proyecto, Cyclone lV, otra FPGA? </text:span><text:span text:style-name="T7">Ideas. Protoboards? Ideas? </text:span><text:span text:style-name="T11">El projecto se va a realizar en una FPGA Cyclone lV de Altera, se conectaran las memorias externas a la placa mediante protobards en paralelo.</text:span></text:p>
        </text:list-item>
        <text:list-item>
          <text:p text:style-name="P5"><text:span text:style-name="T5">Arquitectura 8Bit/16Bit?, </text:span><text:span text:style-name="T8">otras opciones de arquitecturas múltiples, 8Bit externo, 16Bit interno, otros</text:span><text:span text:style-name="T5">? (Tener en cuenta: pinout, address, instrucciones que se quieran meter, …</text:span><text:span text:style-name="T8">)</text:span><text:span text:style-name="T2"> La arquitectura va a ser completamente de 16Bit, interno y externo. Habra 20Bits de address disponibles para una acceso de memoria de hasta 1048576 Palabras de 16Bit. Las instrucciones que tendra el ordenador estan por decidir.</text:span></text:p>
        </text:list-item>
        <text:list-item>
          <text:p text:style-name="P6"><text:span text:style-name="T5">Cosas básicas que tiene que tener el </text:span><text:span text:style-name="T9">ordenador</text:span><text:span text:style-name="T5">, (operaciones de la ALU </text:span><text:span text:style-name="T9">mínimas</text:span><text:span text:style-name="T5">, buses internos/externos, </text:span><text:span text:style-name="T9">registros, interrupciones, flags…)? Métodos de almacenaje, merecen la pena añadir el modulo de usb y sd, se perderían pines. Tarjeta grafica(chip, conexiones de pantalla?, Tarjeta de sonido?</text:span><text:span text:style-name="T3"> La ALU de momento va a tener las operaciones(Suma, Resta, And, Or, Xor, Shift-Right), se creara la alu para que acepte mas operaciones en un futuro. Probablemente haya 1 bus de address interno/externo, y un bus de datos interno/externo. Todos los registros seran de 16Bit(Depende del </text:span><text:soft-page-break/><text:span text:style-name="T3">registro). De momento no hay interrupciones, pero si fuesen necesarias se podrian añadir. Las flags que habria serian(Carry, Zero, Overflow, Negative, Parity, AuxiliaryCarry?). La decision de metodos de alamacenaje se pospone, de momento no se añade ni usb ni sd. La tarjeta grafica se conecta mediante VGA, y se encuentra programada en la FPGA. No hay generacion de sonidos, solo el buzzer que se encuentra en la propia placa.</text:span></text:p>
        </text:list-item>
        <text:list-item>
          <text:p text:style-name="P7"><text:span text:style-name="T5">Programación del ordenador: código de maquina, microcódigos, código de reset</text:span><text:span text:style-name="T10">(En el procesador, registro de reset?)</text:span><text:span text:style-name="T5">, bootloader</text:span><text:span text:style-name="T10">(En la ROM)</text:span><text:span text:style-name="T5">, “sistema operativo”</text:span><text:span text:style-name="T10">(En la ROM)</text:span><text:span text:style-name="T5">, interfaz de VGA, interfaz con los periféricos. </text:span><text:span text:style-name="T10">Lenguaje con el que se va a poder programar el ordenador desde el mismo?, donde se va a almacenar esa informacion?</text:span><text:span text:style-name="T4"> Esta por decidir, según se cree la cp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15:51:23.975000000</meta:creation-date>
    <meta:generator>LibreOffice/6.2.8.2$Windows_X86_64 LibreOffice_project/f82ddfca21ebc1e222a662a32b25c0c9d20169ee</meta:generator>
    <dc:date>2019-11-12T13:57:27.532000000</dc:date>
    <meta:editing-duration>PT1H52M55S</meta:editing-duration>
    <meta:editing-cycles>9</meta:editing-cycles>
    <meta:document-statistic meta:table-count="0" meta:image-count="0" meta:object-count="0" meta:page-count="2" meta:paragraph-count="7" meta:word-count="484" meta:character-count="2977" meta:non-whitespace-character-count="2506"/>
  </office:meta>
</office:document-meta>
</file>